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3 4 5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5 6 7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3 3 4 4 5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3 3 4 4 5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0H06M24S" calcext:value-type="time">
            <text:p>00:06:24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 style:data-style-name="N2" text:time-value="17:50:42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6T15:56:05.144000000</dc:date>
    <meta:editing-duration>P8DT18H25M25S</meta:editing-duration>
    <meta:editing-cycles>181</meta:editing-cycles>
    <meta:generator>LibreOffice/7.3.1.3$Windows_X86_64 LibreOffice_project/a69ca51ded25f3eefd52d7bf9a5fad8c90b87951</meta:generator>
    <meta:document-statistic meta:table-count="2" meta:cell-count="1905" meta:object-count="0"/>
  </office:meta>
</office:document-meta>
</file>